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30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366in"/>
    </style:style>
    <style:style style:name="co4" style:family="table-column">
      <style:table-column-properties fo:break-before="auto" style:column-width="0.3673in"/>
    </style:style>
    <style:style style:name="co5" style:family="table-column">
      <style:table-column-properties fo:break-before="auto" style:column-width="0.2925in"/>
    </style:style>
    <style:style style:name="co6" style:family="table-column">
      <style:table-column-properties fo:break-before="auto" style:column-width="0.442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物品价格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</table:table-row>
      </table:table>
      <table:table table:name="交换" table:style-name="ta1">
        <table:table-column table:style-name="co2" table:number-columns-repeated="3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兔子</text:p>
          </table:table-cell>
          <table:table-cell office:value-type="float" office:value="0.06" calcext:value-type="float">
            <text:p>0.06</text:p>
          </table:table-cell>
          <table:table-cell office:value-type="float" office:value="5500" calcext:value-type="float">
            <text:p>5500</text:p>
          </table:table-cell>
          <table:table-cell table:formula="of:=[.B3]/[.C3]" office:value-type="float" office:value="0.0000109090909090909" calcext:value-type="float">
            <text:p>1.09090909090909E-05</text:p>
          </table:table-cell>
        </table:table-row>
        <table:table-row table:style-name="ro1">
          <table:table-cell office:value-type="string" calcext:value-type="string">
            <text:p>风车</text:p>
          </table:table-cell>
          <table:table-cell office:value-type="float" office:value="0.35" calcext:value-type="float">
            <text:p>0.35</text:p>
          </table:table-cell>
          <table:table-cell office:value-type="float" office:value="29000" calcext:value-type="float">
            <text:p>29000</text:p>
          </table:table-cell>
          <table:table-cell/>
        </table:table-row>
        <table:table-row table:style-name="ro1">
          <table:table-cell office:value-type="string" calcext:value-type="string">
            <text:p>彩虹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帐篷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草</text:p>
          </table:table-cell>
          <table:table-cell office:value-type="float" office:value="0.07" calcext:value-type="float">
            <text:p>0.07</text:p>
          </table:table-cell>
          <table:table-cell office:value-type="float" office:value="7500" calcext:value-type="float">
            <text:p>7500</text:p>
          </table:table-cell>
          <table:table-cell table:formula="of:=[.B7]/[.C7]" office:value-type="float" office:value="0.00000933333333333333" calcext:value-type="float">
            <text:p>9.33333333333333E-06</text:p>
          </table:table-cell>
        </table:table-row>
        <table:table-row table:style-name="ro1">
          <table:table-cell office:value-type="string" calcext:value-type="string">
            <text:p>火箭</text:p>
          </table:table-cell>
          <table:table-cell table:number-columns-repeated="3"/>
        </table:table-row>
      </table:table>
      <table:table table:name="202008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4]*[.C4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000" calcext:value-type="float">
            <text:p>40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0" calcext:value-type="float">
            <text:p>36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7]*[.C7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300" calcext:value-type="float">
            <text:p>30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1]*[.C1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5]*[.C5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]*[.C1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1" calcext:value-type="float">
            <text:p>11</text:p>
          </table:table-cell>
          <table:table-cell table:style-name="ce2" table:formula="of:=[.B5]*[.C5]" office:value-type="float" office:value="8800" calcext:value-type="float">
            <text:p>88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1]*[.C1]" office:value-type="float" office:value="8400" calcext:value-type="float">
            <text:p>84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10])" office:value-type="float" office:value="11000" calcext:value-type="float">
            <text:p>11000</text:p>
          </table:table-cell>
          <table:table-cell table:formula="of:=5500*2-[.D11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5]*[.C5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3" calcext:value-type="float">
            <text:p>13</text:p>
          </table:table-cell>
          <table:table-cell table:formula="of:=[.B1]*[.C1]" office:value-type="float" office:value="10400" calcext:value-type="float">
            <text:p>104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600" calcext:value-type="float">
            <text:p>6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 table:style-name="ce2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  <table:table-row table:style-name="ro1" table:number-rows-repeated="4"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5"/>
        </table:table-row>
      </table:table>
      <table:table table:name="202008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1]*[.C1]" office:value-type="float" office:value="10800" calcext:value-type="float">
            <text:p>108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style-name="ce2"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SUM([.D1:.D5])" office:value-type="float" office:value="11000" calcext:value-type="float">
            <text:p>11000</text:p>
          </table:table-cell>
          <table:table-cell table:formula="of:=5500*2-[.D6]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4"/>
          <table:table-cell table:style-name="ce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2"/>
          <table:table-cell/>
        </table:table-row>
      </table:table>
      <table:table table:name="202008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2" calcext:value-type="float">
            <text:p>12</text:p>
          </table:table-cell>
          <table:table-cell table:formula="of:=[.B2]*[.C2]" office:value-type="float" office:value="7200" calcext:value-type="float">
            <text:p>7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80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0" calcext:value-type="float">
            <text:p>5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[.B1]*[.C1]" office:value-type="float" office:value="5500" calcext:value-type="float">
            <text:p>5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2]*[.C2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2]*[.C2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table:formula="of:=[.B4]*[.C4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050" calcext:value-type="float">
            <text:p>10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11000" calcext:value-type="float">
            <text:p>11000</text:p>
          </table:table-cell>
          <table:table-cell table:formula="of:=5500*2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64"/>
        </table:table-row>
      </table:table>
      <table:table table:name="202007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0" calcext:value-type="float">
            <text:p>10</text:p>
          </table:table-cell>
          <table:table-cell table:formula="of:=[.B8]*[.C8]" office:value-type="float" office:value="5000" calcext:value-type="float">
            <text:p>5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table:formula="of:=[.B10]*[.C10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9" calcext:value-type="float">
            <text:p>9</text:p>
          </table:table-cell>
          <table:table-cell table:formula="of:=[.B11]*[.C11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29000" calcext:value-type="float">
            <text:p>29000</text:p>
          </table:table-cell>
          <table:table-cell table:formula="of:=290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720" calcext:value-type="float">
            <text:p>7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2]*[.C2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3]*[.C3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table:formula="of:=[.B7]*[.C7]" office:value-type="float" office:value="7500" calcext:value-type="float">
            <text:p>7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8]*[.C8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9]*[.C9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1]*[.C11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3" calcext:value-type="float">
            <text:p>13</text:p>
          </table:table-cell>
          <table:table-cell table:formula="of:=[.B1]*[.C1]" office:value-type="float" office:value="6500" calcext:value-type="float">
            <text:p>6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table:formula="of:=[.B3]*[.C3]" office:value-type="float" office:value="1140" calcext:value-type="float">
            <text:p>11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formula="of:=[.B8]*[.C8]" office:value-type="float" office:value="10800" calcext:value-type="float">
            <text:p>10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10]*[.C10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7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5" calcext:value-type="float">
            <text:p>15</text:p>
          </table:table-cell>
          <table:table-cell table:style-name="ce2" table:formula="of:=[.B1]*[.C1]" office:value-type="float" office:value="7500" calcext:value-type="float">
            <text:p>7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style-name="ce2" table:formula="of:=[.B2]*[.C2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3" calcext:value-type="float">
            <text:p>13</text:p>
          </table:table-cell>
          <table:table-cell table:style-name="ce2" table:formula="of:=[.B3]*[.C3]" office:value-type="float" office:value="390" calcext:value-type="float">
            <text:p>3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table:style-name="ce2" table:formula="of:=[.B4]*[.C4]" office:value-type="float" office:value="1950" calcext:value-type="float">
            <text:p>19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style-name="ce2" table:formula="of:=[.B6]*[.C6]" office:value-type="float" office:value="7800" calcext:value-type="float">
            <text:p>7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7]*[.C7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style-name="ce2"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style-name="ce2" table:formula="of:=[.B10]*[.C10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style-name="ce2" table:formula="of:=[.B11]*[.C11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2]*[.C12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4])" office:value-type="float" office:value="29000" calcext:value-type="float">
            <text:p>29000</text:p>
          </table:table-cell>
          <table:table-cell table:formula="of:=290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formula="of:=[.B1]*[.C1]" office:value-type="float" office:value="3500" calcext:value-type="float">
            <text:p>3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8" calcext:value-type="float">
            <text:p>18</text:p>
          </table:table-cell>
          <table:table-cell table:style-name="ce2" table:formula="of:=[.B5]*[.C5]" office:value-type="float" office:value="10800" calcext:value-type="float">
            <text:p>10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6]*[.C6]" office:value-type="float" office:value="6600" calcext:value-type="float">
            <text:p>6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table:style-name="ce2" table:formula="of:=[.B9]*[.C9]" office:value-type="float" office:value="6400" calcext:value-type="float">
            <text:p>6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7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28" calcext:value-type="float">
            <text:p>28</text:p>
          </table:table-cell>
          <table:table-cell table:style-name="ce2" table:formula="of:=[.B1]*[.C1]" office:value-type="float" office:value="14000" calcext:value-type="float">
            <text:p>1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4]*[.C4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2" table:formula="of:=[.B5]*[.C5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style-name="ce2"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9]*[.C9]" office:value-type="float" office:value="9600" calcext:value-type="float">
            <text:p>9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1]*[.C1]" office:value-type="float" office:value="9000" calcext:value-type="float">
            <text:p>9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4" calcext:value-type="float">
            <text:p>14</text:p>
          </table:table-cell>
          <table:table-cell table:style-name="ce2" table:formula="of:=[.B2]*[.C2]" office:value-type="float" office:value="8400" calcext:value-type="float">
            <text:p>8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style-name="ce2" table:formula="of:=[.B8]*[.C8]" office:value-type="float" office:value="6000" calcext:value-type="float">
            <text:p>6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style-name="ce2" table:formula="of:=[.B9]*[.C9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4" calcext:value-type="float">
            <text:p>14</text:p>
          </table:table-cell>
          <table:table-cell table:style-name="ce2" table:formula="of:=[.B1]*[.C1]" office:value-type="float" office:value="7000" calcext:value-type="float">
            <text:p>7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style-name="ce2" table:formula="of:=[.B2]*[.C2]" office:value-type="float" office:value="15000" calcext:value-type="float">
            <text:p>15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900" calcext:value-type="float">
            <text:p>9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style-name="ce2" table:formula="of:=[.B4]*[.C4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style-name="ce2" table:formula="of:=[.B8]*[.C8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style-name="ce2" table:formula="of:=[.B9]*[.C9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29000" calcext:value-type="float">
            <text:p>29000</text:p>
          </table:table-cell>
          <table:table-cell table:formula="of:=290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2"/>
          <table:table-cell table:style-name="ce2"/>
          <table:table-cell table:number-columns-repeated="61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2"/>
          <table:table-cell table:style-name="ce2"/>
          <table:table-cell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</table:table>
      <table:table table:name="202006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9" calcext:value-type="float">
            <text:p>19</text:p>
          </table:table-cell>
          <table:table-cell table:formula="of:=[.B9]*[.C9]" office:value-type="float" office:value="11400" calcext:value-type="float">
            <text:p>114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2"/>
          <table:table-cell table:style-name="ce2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202006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1" calcext:value-type="float">
            <text:p>11</text:p>
          </table:table-cell>
          <table:table-cell table:style-name="ce2" table:formula="of:=[.B2]*[.C2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1" calcext:value-type="float">
            <text:p>21</text:p>
          </table:table-cell>
          <table:table-cell table:style-name="ce2" table:formula="of:=[.B3]*[.C3]" office:value-type="float" office:value="10500" calcext:value-type="float">
            <text:p>10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4]*[.C4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5]*[.C5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6]*[.C6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style-name="ce2" table:formula="of:=[.B10]*[.C10]" office:value-type="float" office:value="5600" calcext:value-type="float">
            <text:p>5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style-name="ce2" table:formula="of:=[.B11]*[.C1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style-name="ce2" table:formula="of:=[.B12]*[.C1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9000" calcext:value-type="float">
            <text:p>29000</text:p>
          </table:table-cell>
          <table:table-cell table:formula="of:=29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7" calcext:value-type="float">
            <text:p>17</text:p>
          </table:table-cell>
          <table:table-cell table:style-name="ce2" table:formula="of:=[.B1]*[.C1]" office:value-type="float" office:value="8500" calcext:value-type="float">
            <text:p>8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6" calcext:value-type="float">
            <text:p>16</text:p>
          </table:table-cell>
          <table:table-cell table:style-name="ce2" table:formula="of:=[.B2]*[.C2]" office:value-type="float" office:value="9600" calcext:value-type="float">
            <text:p>9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4]*[.C4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5]*[.C5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6]*[.C6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style-name="ce2" table:formula="of:=[.B8]*[.C8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9]*[.C9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10]*[.C10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style-name="ce2"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formula="of:=[.B5]*[.C5]" office:value-type="float" office:value="4000" calcext:value-type="float">
            <text:p>4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6]*[.C6]" office:value-type="float" office:value="7200" calcext:value-type="float">
            <text:p>7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8" calcext:value-type="float">
            <text:p>18</text:p>
          </table:table-cell>
          <table:table-cell table:style-name="ce2" table:formula="of:=[.B7]*[.C7]" office:value-type="float" office:value="9000" calcext:value-type="float">
            <text:p>9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9]*[.C9]" office:value-type="float" office:value="4800" calcext:value-type="float">
            <text:p>4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27000" calcext:value-type="float">
            <text:p>27000</text:p>
          </table:table-cell>
          <table:table-cell table:formula="of:=270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6">
          <table:table-cell table:number-columns-repeated="64"/>
        </table:table-row>
        <table:table-row table:style-name="ro1" table:number-rows-repeated="5">
          <table:table-cell table:number-columns-repeated="4"/>
          <table:table-cell table:style-name="ce2"/>
          <table:table-cell table:number-columns-repeated="59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style-name="ce2" table:formula="of:=[.B37]*[.C3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8]*[.C3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39]*[.C3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0]*[.C4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1]*[.C4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42]*[.C4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28:.D43])" office:value-type="float" office:value="0" calcext:value-type="float">
            <text:p>0</text:p>
          </table:table-cell>
          <table:table-cell table:formula="of:=27000-[.D44]" office:value-type="float" office:value="27000" calcext:value-type="float">
            <text:p>27000</text:p>
          </table:table-cell>
          <table:table-cell table:number-columns-repeated="59"/>
        </table:table-row>
      </table:table>
      <table:table table:name="202006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5]*[.C5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2]*[.C2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灌木、小灌木、大灌木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" calcext:value-type="float">
            <text:p>3</text:p>
          </table:table-cell>
          <table:table-cell table:formula="of:=[.B3]*[.C3]" office:value-type="float" office:value="90" calcext:value-type="float">
            <text:p>9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30" calcext:value-type="float">
            <text:p>3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3]*[.C3]" office:value-type="float" office:value="420" calcext:value-type="float">
            <text:p>4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6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6]*[.C1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7]*[.C1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8])" office:value-type="float" office:value="5500" calcext:value-type="float">
            <text:p>5500</text:p>
          </table:table-cell>
          <table:table-cell table:formula="of:=5500-[.D1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3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7]*[.C7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1]*[.C1]" office:value-type="float" office:value="540" calcext:value-type="float">
            <text:p>5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7" calcext:value-type="float">
            <text:p>7</text:p>
          </table:table-cell>
          <table:table-cell table:formula="of:=[.B3]*[.C3]" office:value-type="float" office:value="210" calcext:value-type="float">
            <text:p>21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2500" calcext:value-type="float">
            <text:p>2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6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formula="of:=[.B2]*[.C2]" office:value-type="float" office:value="420" calcext:value-type="float">
            <text:p>4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4500" calcext:value-type="float">
            <text:p>4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9" calcext:value-type="float">
            <text:p>9</text:p>
          </table:table-cell>
          <table:table-cell table:formula="of:=[.B1]*[.C1]" office:value-type="float" office:value="270" calcext:value-type="float">
            <text:p>27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6" calcext:value-type="float">
            <text:p>16</text:p>
          </table:table-cell>
          <table:table-cell table:formula="of:=[.B1]*[.C1]" office:value-type="float" office:value="960" calcext:value-type="float">
            <text:p>9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240" calcext:value-type="float">
            <text:p>24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1" calcext:value-type="float">
            <text:p>1</text:p>
          </table:table-cell>
          <table:table-cell table:formula="of:=[.B1]*[.C1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600" calcext:value-type="float">
            <text:p>1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9]*[.C9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0]*[.C10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3]*[.C13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4]*[.C14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5]*[.C1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1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1]*[.C1]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style-name="ce2" table:formula="of:=[.B3]*[.C3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style-name="ce2" table:formula="of:=[.B5]*[.C5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8])" office:value-type="float" office:value="5500" calcext:value-type="float">
            <text:p>5500</text:p>
          </table:table-cell>
          <table:table-cell table:formula="of:=5500-[.D9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50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90" calcext:value-type="float">
            <text:p>9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4]*[.C4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4000" calcext:value-type="float">
            <text:p>4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6]*[.C6]" office:value-type="float" office:value="3500" calcext:value-type="float">
            <text:p>3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4]*[.C4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1]*[.C1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table:formula="of:=[.B4]*[.C4]" office:value-type="float" office:value="3600" calcext:value-type="float">
            <text:p>3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50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2]*[.C2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9" calcext:value-type="float">
            <text:p>9</text:p>
          </table:table-cell>
          <table:table-cell table:style-name="ce2" table:formula="of:=[.B3]*[.C3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" table:formula="of:=[.B4]*[.C4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5]*[.C5]" office:value-type="float" office:value="150" calcext:value-type="float">
            <text:p>150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4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1]*[.C1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8]*[.C8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450" calcext:value-type="float">
            <text:p>4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table:formula="of:=[.B2]*[.C2]" office:value-type="float" office:value="1020" calcext:value-type="float">
            <text:p>1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3])" office:value-type="float" office:value="5500" calcext:value-type="float">
            <text:p>5500</text:p>
          </table:table-cell>
          <table:table-cell table:formula="of:=5500-[.D14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3" calcext:value-type="float">
            <text:p>3</text:p>
          </table:table-cell>
          <table:table-cell table:formula="of:=[.B1]*[.C1]" office:value-type="float" office:value="540" calcext:value-type="float">
            <text:p>5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60" calcext:value-type="float">
            <text:p>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400" calcext:value-type="float">
            <text:p>2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3200" calcext:value-type="float">
            <text:p>3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9]*[.C9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5]*[.C5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1]*[.C1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5]*[.C5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5" calcext:value-type="float">
            <text:p>5</text:p>
          </table:table-cell>
          <table:table-cell table:formula="of:=[.B1]*[.C1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2]*[.C2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B3]*[.C3]" office:value-type="float" office:value="1350" calcext:value-type="float">
            <text:p>13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8" calcext:value-type="float">
            <text:p>8</text:p>
          </table:table-cell>
          <table:table-cell table:formula="of:=[.B1]*[.C1]" office:value-type="float" office:value="480" calcext:value-type="float">
            <text:p>4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4200" calcext:value-type="float">
            <text:p>4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11]*[.C11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12]*[.C12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11000" calcext:value-type="float">
            <text:p>11000</text:p>
          </table:table-cell>
          <table:table-cell table:formula="of:=5500*2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4]*[.C4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0" calcext:value-type="float">
            <text:p>1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7]*[.C7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4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5" calcext:value-type="float">
            <text:p>5</text:p>
          </table:table-cell>
          <table:table-cell table:formula="of:=[.B3]*[.C3]" office:value-type="float" office:value="2500" calcext:value-type="float">
            <text:p>2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5]*[.C5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[.B7]*[.C7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80" calcext:value-type="float">
            <text:p>1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table:formula="of:=[.B10]*[.C10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number-columns-repeated="61"/>
        </table:table-row>
      </table:table>
      <table:table table:name="20200407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1]*[.C1]" office:value-type="float" office:value="750" calcext:value-type="float">
            <text:p>7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table:style-name="ce2" table:formula="of:=[.B2]*[.C2]" office:value-type="float" office:value="150" calcext:value-type="float">
            <text:p>15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4]*[.C4]" office:value-type="float" office:value="3000" calcext:value-type="float">
            <text:p>3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style-name="ce2" table:formula="of:=[.B5]*[.C5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 table:style-name="ce2" table:formula="of:=[.B8]*[.C8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00" calcext:value-type="float">
            <text:p>5500</text:p>
          </table:table-cell>
          <table:table-cell table:formula="of:=5500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table:number-columns-repeated="2"/>
          <table:table-cell table:style-name="ce2"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0" calcext:value-type="float">
            <text:p>0</text:p>
          </table:table-cell>
          <table:table-cell table:formula="of:=5500*2-[.D43]" office:value-type="float" office:value="11000" calcext:value-type="float">
            <text:p>11000</text:p>
          </table:table-cell>
          <table:table-cell table:number-columns-repeated="59"/>
        </table:table-row>
      </table:table>
      <table:table table:name="2020040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1]*[.C1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style-name="ce2" table:formula="of:=[.B2]*[.C2]" office:value-type="float" office:value="900" calcext:value-type="float">
            <text:p>9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6" calcext:value-type="float">
            <text:p>6</text:p>
          </table:table-cell>
          <table:table-cell table:style-name="ce2" table:formula="of:=[.B3]*[.C3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formula="of:=[.B4]*[.C4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style-name="ce2"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style-name="ce2" table:formula="of:=[.B7]*[.C7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>
          <table:table-cell table:number-columns-repeated="3"/>
          <table:table-cell table:style-name="ce2" table:formula="of:=[.B10]*[.C10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ce2"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20" calcext:value-type="float">
            <text:p>5520</text:p>
          </table:table-cell>
          <table:table-cell table:formula="of:=5500-[.D17]" office:value-type="float" office:value="-20" calcext:value-type="float">
            <text:p>-2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  <table:table-row table:style-name="ro1" table:number-rows-repeated="7">
          <table:table-cell table:number-columns-repeated="64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29]*[.C29]" office:value-type="float" office:value="100" calcext:value-type="float">
            <text:p>100</text:p>
          </table:table-cell>
          <table:table-cell table:style-name="ce2" table:number-columns-repeated="60"/>
        </table:table-row>
        <table:table-row table:style-name="ro1" table:number-rows-repeated="13">
          <table:table-cell table:number-columns-repeated="64"/>
        </table:table-row>
        <table:table-row table:style-name="ro1">
          <table:table-cell table:number-columns-repeated="3"/>
          <table:table-cell table:formula="of:=SUM([.D24:.D37])" office:value-type="float" office:value="100" calcext:value-type="float">
            <text:p>100</text:p>
          </table:table-cell>
          <table:table-cell table:formula="of:=5500*2-[.D43]" office:value-type="float" office:value="10900" calcext:value-type="float">
            <text:p>10900</text:p>
          </table:table-cell>
          <table:table-cell table:number-columns-repeated="59"/>
        </table:table-row>
      </table:table>
      <table:table table:name="2020032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1]*[.C1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[.B3]*[.C3]" office:value-type="float" office:value="720" calcext:value-type="float">
            <text:p>7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4" calcext:value-type="float">
            <text:p>14</text:p>
          </table:table-cell>
          <table:table-cell table:formula="of:=[.B4]*[.C4]" office:value-type="float" office:value="2100" calcext:value-type="float">
            <text:p>21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2" calcext:value-type="float">
            <text:p>2</text:p>
          </table:table-cell>
          <table:table-cell table:formula="of:=[.B5]*[.C5]" office:value-type="float" office:value="1200" calcext:value-type="float">
            <text:p>1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6]*[.C6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table:formula="of:=[.B7]*[.C7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4" calcext:value-type="float">
            <text:p>4</text:p>
          </table:table-cell>
          <table:table-cell table:formula="of:=[.B8]*[.C8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9]*[.C9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1]*[.C11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12]*[.C12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6])" office:value-type="float" office:value="11000" calcext:value-type="float">
            <text:p>11000</text:p>
          </table:table-cell>
          <table:table-cell table:formula="of:=5500*2-[.D17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2兔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style-name="ce2" table:number-columns-repeated="60"/>
        </table:table-row>
      </table:table>
      <table:table table:name="2020032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青蛙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1]*[.C1]" office:value-type="float" office:value="360" calcext:value-type="float">
            <text:p>36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2]*[.C2]" office:value-type="float" office:value="3200" calcext:value-type="float">
            <text:p>32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松树、小松树、大松树、小松树丛、大松树丛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formula="of:=[.B3]*[.C3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4]*[.C4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树苗、小树苗、大树苗、小树苗丛、大树苗丛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5]*[.C5]" office:value-type="float" office:value="120" calcext:value-type="float">
            <text:p>12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蘑菇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2" table:formula="of:=[.B7]*[.C7]" office:value-type="float" office:value="30" calcext:value-type="float">
            <text:p>30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6])" office:value-type="float" office:value="5510" calcext:value-type="float">
            <text:p>5510</text:p>
          </table:table-cell>
          <table:table-cell table:formula="of:=5500-[.D17]" office:value-type="float" office:value="-10" calcext:value-type="float">
            <text:p>-10</text:p>
          </table:table-cell>
          <table:table-cell table:number-columns-repeated="59"/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 table:number-columns-repeated="60"/>
        </table:table-row>
        <table:table-row table:style-name="ro1" table:number-rows-repeated="14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40" calcext:value-type="float">
            <text:p>24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60" calcext:value-type="float">
            <text:p>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4]*[.C4]" office:value-type="float" office:value="4800" calcext:value-type="float">
            <text:p>48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2000" calcext:value-type="float">
            <text:p>20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7]*[.C7]" office:value-type="float" office:value="1000" calcext:value-type="float">
            <text:p>100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2])" office:value-type="float" office:value="11000" calcext:value-type="float">
            <text:p>11000</text:p>
          </table:table-cell>
          <table:table-cell table:formula="of:=5500*2-[.D13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2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style-name="ce2" table:formula="of:=[.B1]*[.C1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2]*[.C2]" office:value-type="float" office:value="1500" calcext:value-type="float">
            <text:p>15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style-name="ce2" table:formula="of:=[.B3]*[.C3]" office:value-type="float" office:value="300" calcext:value-type="float">
            <text:p>3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2" table:formula="of:=[.B4]*[.C4]" office:value-type="float" office:value="450" calcext:value-type="float">
            <text:p>45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style-name="ce2" table:formula="of:=[.B5]*[.C5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7]*[.C7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[.B8]*[.C8]"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[.B9]*[.C9]" office:value-type="float" office:value="60" calcext:value-type="float">
            <text:p>60</text:p>
          </table:table-cell>
          <table:table-cell table:number-columns-repeated="60"/>
        </table:table-row>
        <table:table-row table:style-name="ro1" table:number-rows-repeated="5">
          <table:table-cell table:number-columns-repeated="3"/>
          <table:table-cell table:style-name="ce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3"/>
          <table:table-cell table:formula="of:=SUM([.D1:.D15])" office:value-type="float" office:value="5510" calcext:value-type="float">
            <text:p>5510</text:p>
          </table:table-cell>
          <table:table-cell table:formula="of:=5500-[.D16]" office:value-type="float" office:value="-10" calcext:value-type="float">
            <text:p>-10</text:p>
          </table:table-cell>
          <table:table-cell table:number-columns-repeated="5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3"/>
          <table:table-cell table:style-name="ce2"/>
          <table:table-cell table:number-columns-repeated="60"/>
        </table:table-row>
        <table:table-row table:style-name="ro1" table:number-rows-repeated="11">
          <table:table-cell table:number-columns-repeated="64"/>
        </table:table-row>
        <table:table-row table:style-name="ro1">
          <table:table-cell table:number-columns-repeated="4"/>
          <table:table-cell table:style-name="ce2" table:number-columns-repeated="60"/>
        </table:table-row>
      </table:table>
      <table:table table:name="20200320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000" calcext:value-type="float">
            <text:p>10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table:style-name="ce2" office:value-type="float" office:value="4" calcext:value-type="float">
            <text:p>4</text:p>
          </table:table-cell>
          <table:table-cell table:formula="of:=[.B3]*[.C3]" office:value-type="float" office:value="120" calcext:value-type="float">
            <text:p>1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0" calcext:value-type="float">
            <text:p>10</text:p>
          </table:table-cell>
          <table:table-cell table:formula="of:=[.B4]*[.C4]" office:value-type="float" office:value="1500" calcext:value-type="float">
            <text:p>1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table:style-name="ce2" office:value-type="float" office:value="10" calcext:value-type="float">
            <text:p>10</text:p>
          </table:table-cell>
          <table:table-cell table:formula="of:=[.B5]*[.C5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180" calcext:value-type="float">
            <text:p>18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800" calcext:value-type="float">
            <text:p>8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2" calcext:value-type="float">
            <text:p>2</text:p>
          </table:table-cell>
          <table:table-cell table:formula="of:=[.B8]*[.C8]" office:value-type="float" office:value="200" calcext:value-type="float">
            <text:p>2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200" calcext:value-type="float">
            <text:p>2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10]*[.C10]" office:value-type="float" office:value="500" calcext:value-type="float">
            <text:p>500</text:p>
          </table:table-cell>
          <table:table-cell table:style-name="ce2"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600" calcext:value-type="float">
            <text:p>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2" calcext:value-type="float">
            <text:p>2</text:p>
          </table:table-cell>
          <table:table-cell table:formula="of:=[.B2]*[.C2]" office:value-type="float" office:value="400" calcext:value-type="float">
            <text:p>4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[.B3]*[.C3]" office:value-type="float" office:value="480" calcext:value-type="float">
            <text:p>48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table:formula="of:=[.B4]*[.C4]" office:value-type="float" office:value="660" calcext:value-type="float">
            <text:p>66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600" calcext:value-type="float">
            <text:p>1600</text:p>
          </table:table-cell>
          <table:table-cell table:style-name="ce2" table:number-columns-repeated="60"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table:style-name="ce2" office:value-type="float" office:value="3" calcext:value-type="float">
            <text:p>3</text:p>
          </table:table-cell>
          <table:table-cell table:formula="of:=[.B6]*[.C6]" office:value-type="float" office:value="600" calcext:value-type="float">
            <text:p>6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table:style-name="ce2" office:value-type="float" office:value="2" calcext:value-type="float">
            <text:p>2</text:p>
          </table:table-cell>
          <table:table-cell table:formula="of:=[.B7]*[.C7]" office:value-type="float" office:value="360" calcext:value-type="float">
            <text:p>36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table:style-name="ce2" office:value-type="float" office:value="1" calcext:value-type="float">
            <text:p>1</text:p>
          </table:table-cell>
          <table:table-cell table:formula="of:=[.B8]*[.C8]" office:value-type="float" office:value="500" calcext:value-type="float">
            <text:p>50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formula="of:=[.B9]*[.C9]" office:value-type="float" office:value="300" calcext:value-type="float">
            <text:p>300</text:p>
          </table:table-cell>
          <table:table-cell table:number-columns-repeated="60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0"/>
        </table:table-row>
        <table:table-row table:style-name="ro1">
          <table:table-cell table:number-columns-repeated="3"/>
          <table:table-cell table:style-name="Default"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  <table:table-cell table:number-columns-repeated="59"/>
        </table:table-row>
        <table:table-row table:style-name="ro2">
          <table:table-cell table:number-columns-repeated="3"/>
          <table:table-cell table:style-name="Default" office:value-type="string" calcext:value-type="string">
            <text:p>换1兔</text:p>
          </table:table-cell>
          <table:table-cell table:number-columns-repeated="60"/>
        </table:table-row>
      </table:table>
      <table:table table:name="202003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60" table:default-cell-style-name="Default"/>
        <table:table-row table:style-name="ro1">
          <table:table-cell table:style-name="ce2" office:value-type="string" calcext:value-type="string">
            <text:p>风筝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9" calcext:value-type="float">
            <text:p>9</text:p>
          </table:table-cell>
          <table:table-cell table:style-name="ce2" table:formula="of:=[.B1]*[.C1]" office:value-type="float" office:value="4500" calcext:value-type="float">
            <text:p>45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小树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5" calcext:value-type="float">
            <text:p>5</text:p>
          </table:table-cell>
          <table:table-cell table:style-name="ce2" table:formula="of:=[.B2]*[.C2]" office:value-type="float" office:value="3000" calcext:value-type="float">
            <text:p>30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大树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formula="of:=[.B3]*[.C3]" office:value-type="float" office:value="2400" calcext:value-type="float">
            <text:p>2400</text:p>
          </table:table-cell>
          <table:table-cell table:style-name="ce2" table:number-columns-repeated="60"/>
        </table:table-row>
        <table:table-row table:style-name="ro1">
          <table:table-cell table:style-name="ce2" office:value-type="string" calcext:value-type="string">
            <text:p>云杉、小云杉、大云杉</text:p>
          </table:table-cell>
          <table:table-cell table:style-name="ce2" office:value-type="float" office:value="600" calcext:value-type="float">
            <text:p>600</text:p>
          </table:table-cell>
          <table:table-cell table:style-name="ce2" office:value-type="float" office:value="11" calcext:value-type="float">
            <text:p>11</text:p>
          </table:table-cell>
          <table:table-cell table:style-name="ce2" table:formula="of:=[.B4]*[.C4]" office:value-type="float" office:value="6600" calcext:value-type="float">
            <text:p>6600</text:p>
          </table:table-cell>
          <table:table-cell table:style-name="ce2" table:number-columns-repeated="60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 table:number-columns-repeated="60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  <table:table-cell table:number-columns-repeated="59"/>
        </table:table-row>
      </table:table>
      <table:table table:name="20200314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formula="of:=[.B1]*[.C1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formula="of:=[.B4]*[.C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table:formula="of:=[.B5]*[.C5]"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B6]*[.C6]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420" calcext:value-type="float">
            <text:p>420</text:p>
          </table:table-cell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formula="of:=SUM([.D1:.D11])" office:value-type="float" office:value="6020" calcext:value-type="float">
            <text:p>602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312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1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4" calcext:value-type="float">
            <text:p>14</text:p>
          </table:table-cell>
          <table:table-cell table:formula="of:=[.B1]*[.C1]" office:value-type="float" office:value="2100" calcext:value-type="float">
            <text:p>210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B2]*[.C2]"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9]*[.C9]" office:value-type="float" office:value="100" calcext:value-type="float">
            <text:p>1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6000" calcext:value-type="float">
            <text:p>6000</text:p>
          </table:table-cell>
          <table:table-cell table:formula="of:=60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9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1]*[.C1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2]*[.C2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00" calcext:value-type="float">
            <text:p>5500</text:p>
          </table:table-cell>
          <table:table-cell table:formula="of:=5500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3500" calcext:value-type="float">
            <text:p>35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3]*[.C3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0])" office:value-type="float" office:value="5500" calcext:value-type="float">
            <text:p>5500</text:p>
          </table:table-cell>
          <table:table-cell table:formula="of:=5500*1-[.D11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308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5600" calcext:value-type="float">
            <text:p>5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2]*[.C2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6000" calcext:value-type="float">
            <text:p>6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6500" calcext:value-type="float">
            <text:p>16500</text:p>
          </table:table-cell>
          <table:table-cell table:formula="of:=5500*3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3兔</text:p>
          </table:table-cell>
          <table:table-cell/>
        </table:table-row>
      </table:table>
      <table:table table:name="20200307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7" calcext:value-type="float">
            <text:p>17</text:p>
          </table:table-cell>
          <table:table-cell table:formula="of:=[.B1]*[.C1]" office:value-type="float" office:value="10200" calcext:value-type="float">
            <text:p>10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800" calcext:value-type="float">
            <text:p>800</text:p>
          </table:table-cell>
          <table:table-cell/>
        </table:table-row>
        <table:table-row table:style-name="ro1">
          <table:table-cell table:number-columns-repeated="3"/>
          <table:table-cell table:formula="of:=[.B3]*[.C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4]*[.C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5]*[.C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11000" calcext:value-type="float">
            <text:p>11000</text:p>
          </table:table-cell>
          <table:table-cell table:formula="of:=55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307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table:formula="of:=[.B1]*[.C1]" office:value-type="float" office:value="2700" calcext:value-type="float">
            <text:p>27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13" calcext:value-type="float">
            <text:p>13</text:p>
          </table:table-cell>
          <table:table-cell table:formula="of:=[.B2]*[.C2]" office:value-type="float" office:value="2600" calcext:value-type="float">
            <text:p>26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500" calcext:value-type="float">
            <text:p>500</text:p>
          </table:table-cell>
          <table:table-cell/>
        </table:table-row>
        <table:table-row table:style-name="ro1">
          <table:table-cell table:number-columns-repeated="3"/>
          <table:table-cell table:formula="of:=[.B6]*[.C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7]*[.C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8]*[.C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table:formula="of:=[.B9]*[.C9]" office:value-type="float" office:value="0" calcext:value-type="float">
            <text:p>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8000" calcext:value-type="float">
            <text:p>8000</text:p>
          </table:table-cell>
          <table:table-cell table:formula="of:=4000*2-[.D12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0.2</text:p>
          </table:table-cell>
          <table:table-cell/>
        </table:table-row>
      </table:table>
      <table:table table:name="20200228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table:formula="of:=[.B1]*[.C1]"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  <table:table-cell table:formula="of:=[.B2]*[.C2]"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5]*[.C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6]*[.C6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4" calcext:value-type="float">
            <text:p>24</text:p>
          </table:table-cell>
          <table:table-cell table:formula="of:=[.B8]*[.C8]" office:value-type="float" office:value="12000" calcext:value-type="float">
            <text:p>12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9]*[.C9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B10]*[.C10]" office:value-type="float" office:value="300" calcext:value-type="float">
            <text:p>300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22000" calcext:value-type="float">
            <text:p>22000</text:p>
          </table:table-cell>
          <table:table-cell table:formula="of:=5500*4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4兔</text:p>
          </table:table-cell>
          <table:table-cell/>
        </table:table-row>
      </table:table>
      <table:table table:name="2020022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table:formula="of:=[.B2]*[.C2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1200" calcext:value-type="float">
            <text:p>1200</text:p>
          </table:table-cell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4]*[.C4]"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400" calcext:value-type="float">
            <text:p>400</text:p>
          </table:table-cell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</table:table-row>
      </table:table>
      <table:table table:name="20200215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4" calcext:value-type="float">
            <text:p>4</text:p>
          </table:table-cell>
          <table:table-cell table:formula="of:=[.B1]*[.C1]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2]*[.C2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B3]*[.C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5]*[.C5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6]*[.C6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8]*[.C8]" office:value-type="float" office:value="200" calcext:value-type="float">
            <text:p>2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1:.D11])" office:value-type="float" office:value="5510" calcext:value-type="float">
            <text:p>5510</text:p>
          </table:table-cell>
          <table:table-cell table:formula="of:=5500-[.D12]" office:value-type="float" office:value="-10" calcext:value-type="float">
            <text:p>-1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b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B1]*[.C1]"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5]*[.C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6]*[.C6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7]*[.C7]" office:value-type="float" office:value="2400" calcext:value-type="float">
            <text:p>2400</text:p>
          </table:table-cell>
          <table:table-cell/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3"/>
          <table:table-cell table:formula="of:=SUM([.D1:.D12])" office:value-type="float" office:value="5500" calcext:value-type="float">
            <text:p>5500</text:p>
          </table:table-cell>
          <table:table-cell table:formula="of:=5500-[.D13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4a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灌木、小灌木、大灌木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[.B1]*[.C1]"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云杉、小云杉、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8" calcext:value-type="float">
            <text:p>8</text:p>
          </table:table-cell>
          <table:table-cell table:formula="of:=[.B3]*[.C3]" office:value-type="float" office:value="4800" calcext:value-type="float">
            <text:p>48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100" calcext:value-type="float">
            <text:p>100</text:p>
          </table:table-cell>
          <table:table-cell/>
        </table:table-row>
        <table:table-row table:style-name="ro1" table:number-rows-repeated="11">
          <table:table-cell table:number-columns-repeated="5"/>
        </table:table-row>
        <table:table-row table:style-name="ro1">
          <table:table-cell table:number-columns-repeated="3"/>
          <table:table-cell table:formula="of:=SUM([.D1:.D15])" office:value-type="float" office:value="5500" calcext:value-type="float">
            <text:p>5500</text:p>
          </table:table-cell>
          <table:table-cell table:formula="of:=5500-[.D16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1]*[.C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树苗、小树苗、大树苗、小树苗丛、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松树、小松树、大松树、小松树丛、大松树丛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B5]*[.C5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6]*[.C6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7]*[.C7]" office:value-type="float" office:value="100" calcext:value-type="float">
            <text:p>10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3"/>
          <table:table-cell table:formula="of:=SUM([.D1:.D14])" office:value-type="float" office:value="5500" calcext:value-type="float">
            <text:p>5500</text:p>
          </table:table-cell>
          <table:table-cell table:formula="of:=5500-[.D15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1兔</text:p>
          </table:table-cell>
          <table:table-cell/>
        </table:table-row>
      </table:table>
      <table:table table:name="20200212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B1]*[.C1]"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formula="of:=[.B3]*[.C3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formula="of:=[.B5]*[.C5]" office:value-type="float" office:value="2500" calcext:value-type="float">
            <text:p>25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[.B6]*[.C6]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4200" calcext:value-type="float">
            <text:p>4200</text:p>
          </table:table-cell>
          <table:table-cell/>
        </table:table-row>
        <table:table-row table:style-name="ro1">
          <table:table-cell office:value-type="string" calcext:value-type="string">
            <text:p>松树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B8]*[.C8]" office:value-type="float" office:value="600" calcext:value-type="float">
            <text:p>600</text:p>
          </table:table-cell>
          <table:table-cell/>
        </table:table-row>
        <table:table-row table:style-name="ro1" table:number-rows-repeated="9">
          <table:table-cell table:number-columns-repeated="5"/>
        </table:table-row>
        <table:table-row table:style-name="ro1">
          <table:table-cell table:number-columns-repeated="3"/>
          <table:table-cell table:formula="of:=SUM([.D1:.D17])" office:value-type="float" office:value="11000" calcext:value-type="float">
            <text:p>11000</text:p>
          </table:table-cell>
          <table:table-cell table:formula="of:=2*5500-[.D18]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换2兔</text:p>
          </table:table-cell>
          <table:table-cell/>
        </table:table-row>
      </table:table>
      <table:table table:name="20200207" table:style-name="ta1">
        <table:table-column table:style-name="co2" table:number-columns-repeated="5" table:default-cell-style-name="Default"/>
        <table:table-row table:style-name="ro1" table:number-rows-repeated="12">
          <table:table-cell table:number-columns-repeated="5"/>
        </table:table-row>
        <table:table-row table:style-name="ro1">
          <table:table-cell office:value-type="string" calcext:value-type="string">
            <text:p>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3]*[.C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4]*[.C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5]*[.C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6]*[.C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B17]*[.C17]" office:value-type="float" office:value="0" calcext:value-type="float">
            <text:p>0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大树苗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2]*[.C22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树苗丛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3]*[.C23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B24]*[.C24]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小树苗丛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B25]*[.C25]"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string" calcext:value-type="string">
            <text:p>大松树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B26]*[.C26]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风筝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蘑菇</text:p>
          </table:table-cell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formula="of:=[.B28]*[.C28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string" calcext:value-type="string">
            <text:p>萝卜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formula="of:=[.B29]*[.C29]"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小树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table:formula="of:=[.B30]*[.C30]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string" calcext:value-type="string">
            <text:p>青蛙</text:p>
          </table:table-cell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formula="of:=[.B31]*[.C31]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string" calcext:value-type="string">
            <text:p>蝴蝶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table:formula="of:=[.B32]*[.C32]"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string" calcext:value-type="string">
            <text:p>大云杉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formula="of:=[.B33]*[.C33]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string" calcext:value-type="string">
            <text:p>小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云杉</text:p>
          </table:table-cell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table:formula="of:=[.B35]*[.C35]"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大树</text:p>
          </table:table-cell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table:formula="of:=[.B36]*[.C36]" office:value-type="float" office:value="2400" calcext:value-type="float">
            <text:p>2400</text:p>
          </table:table-cell>
          <table:table-cell/>
        </table:table-row>
        <table:table-row table:style-name="ro1">
          <table:table-cell office:value-type="string" calcext:value-type="string">
            <text:p>赤红精灵</text:p>
          </table:table-cell>
          <table:table-cell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formula="of:=[.B37]*[.C37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string" calcext:value-type="string">
            <text:p>旅行帐篷</text:p>
          </table:table-cell>
          <table:table-cell office:value-type="float" office:value="3000" calcext:value-type="float">
            <text:p>3000</text:p>
          </table:table-cell>
          <table:table-cell office:value-type="float" office:value="1" calcext:value-type="float">
            <text:p>1</text:p>
          </table:table-cell>
          <table:table-cell table:formula="of:=[.B38]*[.C38]" office:value-type="float" office:value="3000" calcext:value-type="float">
            <text:p>3000</text:p>
          </table:table-cell>
          <table:table-cell/>
        </table:table-row>
        <table:table-row table:style-name="ro1">
          <table:table-cell office:value-type="string" calcext:value-type="string">
            <text:p>树桩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B39]*[.C39]" office:value-type="float" office:value="100" calcext:value-type="float">
            <text:p>100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table:formula="of:=SUM([.D6:.D42])" office:value-type="float" office:value="27000" calcext:value-type="float">
            <text:p>27000</text:p>
          </table:table-cell>
          <table:table-cell table:formula="of:=27000-[.D4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换1车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04:25:11.3837816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6T06:10:04.025910001</meta:creation-date>
    <dc:date>2020-08-24T04:30:52.943972358</dc:date>
    <meta:editing-duration>PT17H26M31S</meta:editing-duration>
    <meta:editing-cycles>177</meta:editing-cycles>
    <meta:generator>LibreOffice/6.4.5.2$Linux_X86_64 LibreOffice_project/40$Build-2</meta:generator>
    <meta:document-statistic meta:table-count="94" meta:cell-count="3339" meta:object-count="0"/>
  </office:meta>
</office:document-meta>
</file>